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04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99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default-cell-style-name="ce1"/>
        <table:table-column table:style-name="co3" table:number-columns-repeated="1003" table:default-cell-style-name="ce1"/>
        <table:table-row table:style-name="ro1">
          <table:table-cell office:value-type="string" calcext:value-type="string">
            <text:p>Dummy</text:p>
          </table:table-cell>
          <table:table-cell office:value-type="string" calcext:value-type="string">
            <text:p>FirstLetterCapital</text:p>
          </table:table-cell>
          <table:table-cell office:value-type="string" calcext:value-type="string">
            <text:p>NrOfChars</text:p>
          </table:table-cell>
          <table:table-cell office:value-type="string" calcext:value-type="string">
            <text:p>EndsWith: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OS Tag: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NN|SYM</text:p>
          </table:table-cell>
          <table:table-cell office:value-type="string" calcext:value-type="string">
            <text:p>NNPS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PhraseTag:</text:p>
          </table:table-cell>
          <table:table-cell office:value-type="string" calcext:value-type="string">
            <text:p>I-NP</text:p>
          </table:table-cell>
          <table:table-cell office:value-type="string" calcext:value-type="string">
            <text:p>I-INTJ</text:p>
          </table:table-cell>
          <table:table-cell office:value-type="string" calcext:value-type="string">
            <text:p>Micro F1</text:p>
          </table:table-cell>
          <table:table-cell office:value-type="string" calcext:value-type="string">
            <text:p>Macro F1</text:p>
          </table:table-cell>
          <table:table-cell office:value-type="string" calcext:value-type="string">
            <text:p>#Steps</text:p>
          </table:table-cell>
          <table:table-cell table:style-name="ce5" office:value-type="string" calcext:value-type="string">
            <text:p>Training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icro Dif</text:p>
          </table:table-cell>
          <table:table-cell office:value-type="string" calcext:value-type="string">
            <text:p>Macro Dif</text:p>
          </table:table-cell>
          <table:table-cell table:number-columns-repeated="993"/>
        </table:table-row>
        <table:table-row table:style-name="ro1">
          <table:table-cell table:style-name="ce2" office:value-type="boolean" office:boolean-value="true" calcext:value-type="boolean">
            <text:p>WAHR</text:p>
          </table:table-cell>
          <table:table-cell table:number-columns-repeated="2" table:style-name="ce2" office:value-type="boolean" office:boolean-value="false" calcext:value-type="boolean">
            <text:p>FALSCH</text:p>
          </table:table-cell>
          <table:table-cell table:style-name="ce2"/>
          <table:table-cell table:number-columns-repeated="12" table:style-name="ce2" office:value-type="boolean" office:boolean-value="false" calcext:value-type="boolean">
            <text:p>FALSCH</text:p>
          </table:table-cell>
          <table:table-cell table:style-name="ce2" table:number-columns-repeated="8"/>
          <table:table-cell office:value-type="float" office:value="0.8253" calcext:value-type="float">
            <text:p>0,8253</text:p>
          </table:table-cell>
          <table:table-cell office:value-type="float" office:value="0.11304" calcext:value-type="float">
            <text:p>0,11304</text:p>
          </table:table-cell>
          <table:table-cell office:value-type="float" office:value="420" calcext:value-type="float">
            <text:p>420</text:p>
          </table:table-cell>
          <table:table-cell office:value-type="float" office:value="43.76" calcext:value-type="float">
            <text:p>43,76</text:p>
          </table:table-cell>
          <table:table-cell table:style-name="ce6" office:value-type="float" office:value="107258.117282" calcext:value-type="float">
            <text:p>107258,117282</text:p>
          </table:table-cell>
          <table:table-cell table:number-columns-repeated="995"/>
        </table:table-row>
        <table:table-row table:style-name="ro1">
          <table:table-cell table:number-columns-repeated="2" table:style-name="ce2" office:value-type="boolean" office:boolean-value="false" calcext:value-type="boolean">
            <text:p>FALSCH</text:p>
          </table:table-cell>
          <table:table-cell table:style-name="ce2" office:value-type="boolean" office:boolean-value="true" calcext:value-type="boolean">
            <text:p>WAHR</text:p>
          </table:table-cell>
          <table:table-cell table:style-name="ce2"/>
          <table:table-cell table:number-columns-repeated="12" table:style-name="ce2" office:value-type="boolean" office:boolean-value="false" calcext:value-type="boolean">
            <text:p>FALSCH</text:p>
          </table:table-cell>
          <table:table-cell table:style-name="ce2" table:number-columns-repeated="8"/>
          <table:table-cell office:value-type="float" office:value="0.82192" calcext:value-type="float">
            <text:p>0,82192</text:p>
          </table:table-cell>
          <table:table-cell office:value-type="float" office:value="0.11581" calcext:value-type="float">
            <text:p>0,11581</text:p>
          </table:table-cell>
          <table:table-cell office:value-type="float" office:value="360" calcext:value-type="float">
            <text:p>360</text:p>
          </table:table-cell>
          <table:table-cell office:value-type="float" office:value="39" calcext:value-type="float">
            <text:p>39</text:p>
          </table:table-cell>
          <table:table-cell office:value-type="float" office:value="92557.267966" calcext:value-type="float">
            <text:p>92557,267966</text:p>
          </table:table-cell>
          <table:table-cell table:number-columns-repeated="995"/>
        </table:table-row>
        <table:table-row table:style-name="ro1">
          <table:table-cell table:style-name="ce2" office:value-type="boolean" office:boolean-value="false" calcext:value-type="boolean">
            <text:p>FALSCH</text:p>
          </table:table-cell>
          <table:table-cell table:style-name="ce2" office:value-type="boolean" office:boolean-value="true" calcext:value-type="boolean">
            <text:p>WAHR</text:p>
          </table:table-cell>
          <table:table-cell table:style-name="ce2" office:value-type="boolean" office:boolean-value="false" calcext:value-type="boolean">
            <text:p>FALSCH</text:p>
          </table:table-cell>
          <table:table-cell/>
          <table:table-cell table:number-columns-repeated="12" table:style-name="ce2" office:value-type="boolean" office:boolean-value="false" calcext:value-type="boolean">
            <text:p>FALSCH</text:p>
          </table:table-cell>
          <table:table-cell table:style-name="ce2" table:number-columns-repeated="8"/>
          <table:table-cell office:value-type="float" office:value="0.85636" calcext:value-type="float">
            <text:p>0,85636</text:p>
          </table:table-cell>
          <table:table-cell office:value-type="float" office:value="0.26832" calcext:value-type="float">
            <text:p>0,26832</text:p>
          </table:table-cell>
          <table:table-cell office:value-type="float" office:value="320" calcext:value-type="float">
            <text:p>320</text:p>
          </table:table-cell>
          <table:table-cell office:value-type="float" office:value="32.51" calcext:value-type="float">
            <text:p>32,51</text:p>
          </table:table-cell>
          <table:table-cell office:value-type="float" office:value="52221.774509" calcext:value-type="float">
            <text:p>52221,774509</text:p>
          </table:table-cell>
          <table:table-cell table:number-columns-repeated="995"/>
        </table:table-row>
        <table:table-row table:style-name="ro1">
          <table:table-cell table:style-name="ce3" office:value-type="boolean" office:boolean-value="false" calcext:value-type="boolean">
            <text:p>FALSCH</text:p>
          </table:table-cell>
          <table:table-cell table:number-columns-repeated="2" table:style-name="ce3" office:value-type="boolean" office:boolean-value="true" calcext:value-type="boolean">
            <text:p>WAHR</text:p>
          </table:table-cell>
          <table:table-cell table:style-name="ce4"/>
          <table:table-cell table:number-columns-repeated="12" table:style-name="ce3" office:value-type="boolean" office:boolean-value="false" calcext:value-type="boolean">
            <text:p>FALSCH</text:p>
          </table:table-cell>
          <table:table-cell table:style-name="ce3" table:number-columns-repeated="8"/>
          <table:table-cell table:style-name="ce4" office:value-type="float" office:value="0.86023" calcext:value-type="float">
            <text:p>0,86023</text:p>
          </table:table-cell>
          <table:table-cell table:style-name="ce4" office:value-type="float" office:value="0.26933" calcext:value-type="float">
            <text:p>0,26933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32.89" calcext:value-type="float">
            <text:p>32,89</text:p>
          </table:table-cell>
          <table:table-cell table:style-name="ce4" office:value-type="float" office:value="49747.85476" calcext:value-type="float">
            <text:p>49747,85476</text:p>
          </table:table-cell>
          <table:table-cell table:style-name="ce4" table:number-columns-repeated="995"/>
        </table:table-row>
        <table:table-row table:style-name="ro1">
          <table:table-cell table:style-name="ce2" office:value-type="boolean" office:boolean-value="false" calcext:value-type="boolean">
            <text:p>FALSCH</text:p>
          </table:table-cell>
          <table:table-cell table:number-columns-repeated="2" table:style-name="ce2" office:value-type="boolean" office:boolean-value="true" calcext:value-type="boolean">
            <text:p>WAHR</text:p>
          </table:table-cell>
          <table:table-cell/>
          <table:table-cell table:number-columns-repeated="12" table:style-name="ce2" office:value-type="boolean" office:boolean-value="true" calcext:value-type="boolean">
            <text:p>WAHR</text:p>
          </table:table-cell>
          <table:table-cell table:style-name="ce2" table:number-columns-repeated="8"/>
          <table:table-cell office:value-type="float" office:value="0.86043" calcext:value-type="float">
            <text:p>0,86043</text:p>
          </table:table-cell>
          <table:table-cell office:value-type="float" office:value="0.26997" calcext:value-type="float">
            <text:p>0,26997</text:p>
          </table:table-cell>
          <table:table-cell office:value-type="float" office:value="651" calcext:value-type="float">
            <text:p>651</text:p>
          </table:table-cell>
          <table:table-cell office:value-type="float" office:value="115.1" calcext:value-type="float">
            <text:p>115,1</text:p>
          </table:table-cell>
          <table:table-cell office:value-type="float" office:value="49691.833476" calcext:value-type="float">
            <text:p>49691,833476</text:p>
          </table:table-cell>
          <table:table-cell table:number-columns-repeated="995"/>
        </table:table-row>
        <table:table-row table:style-name="ro1">
          <table:table-cell table:style-name="ce2" office:value-type="boolean" office:boolean-value="false" calcext:value-type="boolean">
            <text:p>FALSCH</text:p>
          </table:table-cell>
          <table:table-cell table:number-columns-repeated="2" table:style-name="ce2" office:value-type="boolean" office:boolean-value="true" calcext:value-type="boolean">
            <text:p>WAHR</text:p>
          </table:table-cell>
          <table:table-cell/>
          <table:table-cell table:number-columns-repeated="12" table:style-name="ce2" office:value-type="boolean" office:boolean-value="true" calcext:value-type="boolean">
            <text:p>WAHR</text:p>
          </table:table-cell>
          <table:table-cell table:style-name="ce2"/>
          <table:table-cell table:number-columns-repeated="4" table:style-name="ce2" office:value-type="boolean" office:boolean-value="true" calcext:value-type="boolean">
            <text:p>WAHR</text:p>
          </table:table-cell>
          <table:table-cell table:style-name="ce2" table:number-columns-repeated="3"/>
          <table:table-cell office:value-type="float" office:value="0.869" calcext:value-type="float">
            <text:p>0,869</text:p>
          </table:table-cell>
          <table:table-cell office:value-type="float" office:value="0.3095" calcext:value-type="float">
            <text:p>0,3095</text:p>
          </table:table-cell>
          <table:table-cell office:value-type="float" office:value="653" calcext:value-type="float">
            <text:p>653</text:p>
          </table:table-cell>
          <table:table-cell office:value-type="float" office:value="155.3" calcext:value-type="float">
            <text:p>155,3</text:p>
          </table:table-cell>
          <table:table-cell office:value-type="float" office:value="46271.155" calcext:value-type="float">
            <text:p>46271,155</text:p>
          </table:table-cell>
          <table:table-cell table:number-columns-repeated="995"/>
        </table:table-row>
        <table:table-row table:style-name="ro1">
          <table:table-cell table:style-name="ce2" office:value-type="boolean" office:boolean-value="false" calcext:value-type="boolean">
            <text:p>FALSCH</text:p>
          </table:table-cell>
          <table:table-cell table:number-columns-repeated="2" table:style-name="ce2" office:value-type="boolean" office:boolean-value="true" calcext:value-type="boolean">
            <text:p>WAHR</text:p>
          </table:table-cell>
          <table:table-cell/>
          <table:table-cell table:number-columns-repeated="12" table:style-name="ce2" office:value-type="boolean" office:boolean-value="true" calcext:value-type="boolean">
            <text:p>WAHR</text:p>
          </table:table-cell>
          <table:table-cell table:style-name="ce2"/>
          <table:table-cell table:number-columns-repeated="4" table:style-name="ce2" office:value-type="boolean" office:boolean-value="true" calcext:value-type="boolean">
            <text:p>WAHR</text:p>
          </table:table-cell>
          <table:table-cell table:style-name="ce2"/>
          <table:table-cell table:style-name="ce2" office:value-type="boolean" office:boolean-value="true" calcext:value-type="boolean">
            <text:p>WAHR</text:p>
          </table:table-cell>
          <table:table-cell table:style-name="ce2"/>
          <table:table-cell office:value-type="float" office:value="0.8686" calcext:value-type="float">
            <text:p>0,8686</text:p>
          </table:table-cell>
          <table:table-cell office:value-type="float" office:value="0.3093" calcext:value-type="float">
            <text:p>0,3093</text:p>
          </table:table-cell>
          <table:table-cell office:value-type="float" office:value="762" calcext:value-type="float">
            <text:p>762</text:p>
          </table:table-cell>
          <table:table-cell office:value-type="float" office:value="160.05" calcext:value-type="float">
            <text:p>160,05</text:p>
          </table:table-cell>
          <table:table-cell office:value-type="float" office:value="46142.933483" calcext:value-type="float">
            <text:p>46142,933483</text:p>
          </table:table-cell>
          <table:table-cell table:number-columns-repeated="995"/>
        </table:table-row>
        <table:table-row table:style-name="ro1">
          <table:table-cell table:style-name="ce2" office:value-type="boolean" office:boolean-value="false" calcext:value-type="boolean">
            <text:p>FALSCH</text:p>
          </table:table-cell>
          <table:table-cell table:number-columns-repeated="2" table:style-name="ce2" office:value-type="boolean" office:boolean-value="true" calcext:value-type="boolean">
            <text:p>WAHR</text:p>
          </table:table-cell>
          <table:table-cell/>
          <table:table-cell table:number-columns-repeated="12" table:style-name="ce2" office:value-type="boolean" office:boolean-value="true" calcext:value-type="boolean">
            <text:p>WAHR</text:p>
          </table:table-cell>
          <table:table-cell table:style-name="ce2"/>
          <table:table-cell table:number-columns-repeated="4" table:style-name="ce2" office:value-type="boolean" office:boolean-value="true" calcext:value-type="boolean">
            <text:p>WAHR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WAHR</text:p>
          </table:table-cell>
          <table:table-cell office:value-type="float" office:value="0.8686" calcext:value-type="float">
            <text:p>0,8686</text:p>
          </table:table-cell>
          <table:table-cell office:value-type="float" office:value="0.30902" calcext:value-type="float">
            <text:p>0,30902</text:p>
          </table:table-cell>
          <table:table-cell office:value-type="float" office:value="629" calcext:value-type="float">
            <text:p>629</text:p>
          </table:table-cell>
          <table:table-cell office:value-type="float" office:value="139.35" calcext:value-type="float">
            <text:p>139,35</text:p>
          </table:table-cell>
          <table:table-cell office:value-type="float" office:value="46139.032161" calcext:value-type="float">
            <text:p>46139,032161</text:p>
          </table:table-cell>
          <table:table-cell table:number-columns-repeated="995"/>
        </table:table-row>
        <table:table-row table:style-name="ro1">
          <table:table-cell table:number-columns-repeated="3" table:style-name="ce2" office:value-type="boolean" office:boolean-value="true" calcext:value-type="boolean">
            <text:p>WAHR</text:p>
          </table:table-cell>
          <table:table-cell/>
          <table:table-cell table:style-name="ce2" table:number-columns-repeated="20"/>
          <table:table-cell table:number-columns-repeated="1000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WAHR</text:p>
          </table:table-cell>
          <table:table-cell/>
          <table:table-cell table:style-name="ce2" office:value-type="boolean" office:boolean-value="true" calcext:value-type="boolean">
            <text:p>WAHR</text:p>
          </table:table-cell>
          <table:table-cell table:style-name="ce2" table:number-columns-repeated="19"/>
          <table:table-cell office:value-type="float" office:value="0.860838" calcext:value-type="float">
            <text:p>0,860838</text:p>
          </table:table-cell>
          <table:table-cell office:value-type="float" office:value="0.270758" calcext:value-type="float">
            <text:p>0,270758</text:p>
          </table:table-cell>
          <table:table-cell office:value-type="float" office:value="419" calcext:value-type="float">
            <text:p>419</text:p>
          </table:table-cell>
          <table:table-cell office:value-type="float" office:value="50.31" calcext:value-type="float">
            <text:p>50,31</text:p>
          </table:table-cell>
          <table:table-cell office:value-type="float" office:value="49372.721412" calcext:value-type="float">
            <text:p>49372,721412</text:p>
          </table:table-cell>
          <table:table-cell table:formula="of:=[.Y11]-[.Y5]" office:value-type="float" office:value="0.000607999999999942" calcext:value-type="float">
            <text:p>0,000608</text:p>
          </table:table-cell>
          <table:table-cell table:formula="of:=[.Z11]-[.Z5]" office:value-type="float" office:value="0.00142799999999998" calcext:value-type="float">
            <text:p>0,001428</text:p>
          </table:table-cell>
          <table:table-cell table:number-columns-repeated="993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WAHR</text:p>
          </table:table-cell>
          <table:table-cell/>
          <table:table-cell table:style-name="ce2"/>
          <table:table-cell table:style-name="ce2" office:value-type="boolean" office:boolean-value="true" calcext:value-type="boolean">
            <text:p>WAHR</text:p>
          </table:table-cell>
          <table:table-cell table:style-name="ce2" table:number-columns-repeated="18"/>
          <table:table-cell table:style-name="ce5" office:value-type="float" office:value="0.860687" calcext:value-type="float">
            <text:p>0,860687</text:p>
          </table:table-cell>
          <table:table-cell office:value-type="float" office:value="0.271021" calcext:value-type="float">
            <text:p>0,271021</text:p>
          </table:table-cell>
          <table:table-cell office:value-type="float" office:value="363" calcext:value-type="float">
            <text:p>363</text:p>
          </table:table-cell>
          <table:table-cell office:value-type="float" office:value="43.01" calcext:value-type="float">
            <text:p>43,01</text:p>
          </table:table-cell>
          <table:table-cell office:value-type="float" office:value="49594.01576" calcext:value-type="float">
            <text:p>49594,01576</text:p>
          </table:table-cell>
          <table:table-cell table:formula="of:=[.Y12]-[.Y5]" office:value-type="float" office:value="0.00045699999999993" calcext:value-type="float">
            <text:p>0,000457</text:p>
          </table:table-cell>
          <table:table-cell table:formula="of:=[.Z12]-[.Z5]" office:value-type="float" office:value="0.001691" calcext:value-type="float">
            <text:p>0,001691</text:p>
          </table:table-cell>
          <table:table-cell table:number-columns-repeated="993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WAHR</text:p>
          </table:table-cell>
          <table:table-cell/>
          <table:table-cell table:style-name="ce2" table:number-columns-repeated="2"/>
          <table:table-cell table:style-name="ce2" office:value-type="boolean" office:boolean-value="true" calcext:value-type="boolean">
            <text:p>WAHR</text:p>
          </table:table-cell>
          <table:table-cell table:style-name="ce2" table:number-columns-repeated="17"/>
          <table:table-cell office:value-type="float" office:value="0.861979" calcext:value-type="float">
            <text:p>0,861979</text:p>
          </table:table-cell>
          <table:table-cell office:value-type="float" office:value="0.274005" calcext:value-type="float">
            <text:p>0,274005</text:p>
          </table:table-cell>
          <table:table-cell office:value-type="float" office:value="347" calcext:value-type="float">
            <text:p>347</text:p>
          </table:table-cell>
          <table:table-cell office:value-type="float" office:value="41.55" calcext:value-type="float">
            <text:p>41,55</text:p>
          </table:table-cell>
          <table:table-cell office:value-type="float" office:value="49658.31407" calcext:value-type="float">
            <text:p>49658,31407</text:p>
          </table:table-cell>
          <table:table-cell table:formula="of:=[.Y13]-[.Y5]" office:value-type="float" office:value="0.00174899999999989" calcext:value-type="float">
            <text:p>0,001749</text:p>
          </table:table-cell>
          <table:table-cell table:formula="of:=[.Z13]-[.Z5]" office:value-type="float" office:value="0.00467499999999999" calcext:value-type="float">
            <text:p>0,004675</text:p>
          </table:table-cell>
          <table:table-cell table:number-columns-repeated="993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WAHR</text:p>
          </table:table-cell>
          <table:table-cell/>
          <table:table-cell table:style-name="ce2" table:number-columns-repeated="3"/>
          <table:table-cell table:style-name="ce2" office:value-type="boolean" office:boolean-value="true" calcext:value-type="boolean">
            <text:p>WAHR</text:p>
          </table:table-cell>
          <table:table-cell table:style-name="ce2" table:number-columns-repeated="16"/>
          <table:table-cell office:value-type="float" office:value="0.86172" calcext:value-type="float">
            <text:p>0,86172</text:p>
          </table:table-cell>
          <table:table-cell office:value-type="float" office:value="0.287434" calcext:value-type="float">
            <text:p>0,287434</text:p>
          </table:table-cell>
          <table:table-cell office:value-type="float" office:value="340" calcext:value-type="float">
            <text:p>340</text:p>
          </table:table-cell>
          <table:table-cell office:value-type="float" office:value="42.32" calcext:value-type="float">
            <text:p>42,32</text:p>
          </table:table-cell>
          <table:table-cell office:value-type="float" office:value="49380.45096" calcext:value-type="float">
            <text:p>49380,45096</text:p>
          </table:table-cell>
          <table:table-cell table:formula="of:=[.Y14]-[.Y5]" office:value-type="float" office:value="0.00148999999999999" calcext:value-type="float">
            <text:p>0,00149</text:p>
          </table:table-cell>
          <table:table-cell table:formula="of:=[.Z14]-[.Z5]" office:value-type="float" office:value="0.018104" calcext:value-type="float">
            <text:p>0,018104</text:p>
          </table:table-cell>
          <table:table-cell table:number-columns-repeated="993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WAHR</text:p>
          </table:table-cell>
          <table:table-cell/>
          <table:table-cell table:style-name="ce2" table:number-columns-repeated="4"/>
          <table:table-cell table:style-name="ce2" office:value-type="boolean" office:boolean-value="true" calcext:value-type="boolean">
            <text:p>WAHR</text:p>
          </table:table-cell>
          <table:table-cell table:style-name="ce2" table:number-columns-repeated="15"/>
          <table:table-cell table:number-columns-repeated="5"/>
          <table:table-cell table:formula="of:=[.Y15]-[.Y5]" office:value-type="float" office:value="-0.86023" calcext:value-type="float">
            <text:p>-0,86023</text:p>
          </table:table-cell>
          <table:table-cell table:formula="of:=[.Z15]-[.Z5]" office:value-type="float" office:value="-0.26933" calcext:value-type="float">
            <text:p>-0,26933</text:p>
          </table:table-cell>
          <table:table-cell table:number-columns-repeated="993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WAHR</text:p>
          </table:table-cell>
          <table:table-cell/>
          <table:table-cell table:style-name="ce2" table:number-columns-repeated="5"/>
          <table:table-cell table:style-name="ce2" office:value-type="boolean" office:boolean-value="true" calcext:value-type="boolean">
            <text:p>WAHR</text:p>
          </table:table-cell>
          <table:table-cell table:style-name="ce2" table:number-columns-repeated="14"/>
          <table:table-cell table:number-columns-repeated="5"/>
          <table:table-cell table:formula="of:=[.Y16]-[.Y5]" office:value-type="float" office:value="-0.86023" calcext:value-type="float">
            <text:p>-0,86023</text:p>
          </table:table-cell>
          <table:table-cell table:formula="of:=[.Z16]-[.Z5]" office:value-type="float" office:value="-0.26933" calcext:value-type="float">
            <text:p>-0,26933</text:p>
          </table:table-cell>
          <table:table-cell table:number-columns-repeated="993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WAHR</text:p>
          </table:table-cell>
          <table:table-cell/>
          <table:table-cell table:style-name="ce2" table:number-columns-repeated="6"/>
          <table:table-cell table:style-name="ce2" office:value-type="boolean" office:boolean-value="true" calcext:value-type="boolean">
            <text:p>WAHR</text:p>
          </table:table-cell>
          <table:table-cell table:style-name="ce2" table:number-columns-repeated="13"/>
          <table:table-cell table:number-columns-repeated="5"/>
          <table:table-cell table:formula="of:=[.Y17]-[.Y5]" office:value-type="float" office:value="-0.86023" calcext:value-type="float">
            <text:p>-0,86023</text:p>
          </table:table-cell>
          <table:table-cell table:formula="of:=[.Z17]-[.Z5]" office:value-type="float" office:value="-0.26933" calcext:value-type="float">
            <text:p>-0,26933</text:p>
          </table:table-cell>
          <table:table-cell table:number-columns-repeated="993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WAHR</text:p>
          </table:table-cell>
          <table:table-cell/>
          <table:table-cell table:style-name="ce2" table:number-columns-repeated="7"/>
          <table:table-cell table:style-name="ce2" office:value-type="boolean" office:boolean-value="true" calcext:value-type="boolean">
            <text:p>WAHR</text:p>
          </table:table-cell>
          <table:table-cell table:style-name="ce2" table:number-columns-repeated="12"/>
          <table:table-cell table:number-columns-repeated="5"/>
          <table:table-cell table:formula="of:=[.Y18]-[.Y5]" office:value-type="float" office:value="-0.86023" calcext:value-type="float">
            <text:p>-0,86023</text:p>
          </table:table-cell>
          <table:table-cell table:formula="of:=[.Z18]-[.Z5]" office:value-type="float" office:value="-0.26933" calcext:value-type="float">
            <text:p>-0,26933</text:p>
          </table:table-cell>
          <table:table-cell table:number-columns-repeated="993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WAHR</text:p>
          </table:table-cell>
          <table:table-cell table:number-columns-repeated="9"/>
          <table:table-cell table:style-name="ce2" office:value-type="boolean" office:boolean-value="true" calcext:value-type="boolean">
            <text:p>WAHR</text:p>
          </table:table-cell>
          <table:table-cell table:number-columns-repeated="16"/>
          <table:table-cell table:formula="of:=[.Y19]-[.Y5]" office:value-type="float" office:value="-0.86023" calcext:value-type="float">
            <text:p>-0,86023</text:p>
          </table:table-cell>
          <table:table-cell table:formula="of:=[.Z19]-[.Z5]" office:value-type="float" office:value="-0.26933" calcext:value-type="float">
            <text:p>-0,26933</text:p>
          </table:table-cell>
          <table:table-cell table:number-columns-repeated="993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WAHR</text:p>
          </table:table-cell>
          <table:table-cell table:number-columns-repeated="10"/>
          <table:table-cell table:style-name="ce2" office:value-type="boolean" office:boolean-value="true" calcext:value-type="boolean">
            <text:p>WAHR</text:p>
          </table:table-cell>
          <table:table-cell table:number-columns-repeated="15"/>
          <table:table-cell table:formula="of:=[.Y20]-[.Y5]" office:value-type="float" office:value="-0.86023" calcext:value-type="float">
            <text:p>-0,86023</text:p>
          </table:table-cell>
          <table:table-cell table:formula="of:=[.Z20]-[.Z5]" office:value-type="float" office:value="-0.26933" calcext:value-type="float">
            <text:p>-0,26933</text:p>
          </table:table-cell>
          <table:table-cell table:number-columns-repeated="993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WAHR</text:p>
          </table:table-cell>
          <table:table-cell table:number-columns-repeated="11"/>
          <table:table-cell table:style-name="ce2" office:value-type="boolean" office:boolean-value="true" calcext:value-type="boolean">
            <text:p>WAHR</text:p>
          </table:table-cell>
          <table:table-cell table:number-columns-repeated="14"/>
          <table:table-cell table:formula="of:=[.Y21]-[.Y5]" office:value-type="float" office:value="-0.86023" calcext:value-type="float">
            <text:p>-0,86023</text:p>
          </table:table-cell>
          <table:table-cell table:formula="of:=[.Z21]-[.Z5]" office:value-type="float" office:value="-0.26933" calcext:value-type="float">
            <text:p>-0,26933</text:p>
          </table:table-cell>
          <table:table-cell table:number-columns-repeated="993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WAHR</text:p>
          </table:table-cell>
          <table:table-cell table:number-columns-repeated="12"/>
          <table:table-cell table:style-name="ce2" office:value-type="boolean" office:boolean-value="true" calcext:value-type="boolean">
            <text:p>WAHR</text:p>
          </table:table-cell>
          <table:table-cell table:number-columns-repeated="13"/>
          <table:table-cell table:formula="of:=[.Y22]-[.Y5]" office:value-type="float" office:value="-0.86023" calcext:value-type="float">
            <text:p>-0,86023</text:p>
          </table:table-cell>
          <table:table-cell table:formula="of:=[.Z22]-[.Z5]" office:value-type="float" office:value="-0.26933" calcext:value-type="float">
            <text:p>-0,26933</text:p>
          </table:table-cell>
          <table:table-cell table:number-columns-repeated="993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WAHR</text:p>
          </table:table-cell>
          <table:table-cell table:number-columns-repeated="14"/>
          <table:table-cell table:style-name="ce2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0.8605146" calcext:value-type="float">
            <text:p>0,8605146</text:p>
          </table:table-cell>
          <table:table-cell office:value-type="float" office:value="0.2697153" calcext:value-type="float">
            <text:p>0,2697153</text:p>
          </table:table-cell>
          <table:table-cell office:value-type="float" office:value="360" calcext:value-type="float">
            <text:p>360</text:p>
          </table:table-cell>
          <table:table-cell office:value-type="float" office:value="53.8" calcext:value-type="float">
            <text:p>53,8</text:p>
          </table:table-cell>
          <table:table-cell office:value-type="float" office:value="49709.79632" calcext:value-type="float">
            <text:p>49709,79632</text:p>
          </table:table-cell>
          <table:table-cell table:formula="of:=[.Y23]-[.Y5]" office:value-type="float" office:value="0.000284599999999857" calcext:value-type="float">
            <text:p>0,0002846</text:p>
          </table:table-cell>
          <table:table-cell table:formula="of:=[.Z23]-[.Z5]" office:value-type="float" office:value="0.000385299999999977" calcext:value-type="float">
            <text:p>0,0003853</text:p>
          </table:table-cell>
          <table:table-cell table:number-columns-repeated="993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WAHR</text:p>
          </table:table-cell>
          <table:table-cell table:number-columns-repeated="15"/>
          <table:table-cell table:style-name="ce2" office:value-type="boolean" office:boolean-value="true" calcext:value-type="boolean">
            <text:p>WAHR</text:p>
          </table:table-cell>
          <table:table-cell table:number-columns-repeated="5"/>
          <table:table-cell office:value-type="float" office:value="0.8604716" calcext:value-type="float">
            <text:p>0,8604716</text:p>
          </table:table-cell>
          <table:table-cell office:value-type="float" office:value="0.2696812" calcext:value-type="float">
            <text:p>0,2696812</text:p>
          </table:table-cell>
          <table:table-cell office:value-type="float" office:value="450" calcext:value-type="float">
            <text:p>450</text:p>
          </table:table-cell>
          <table:table-cell office:value-type="float" office:value="64.01" calcext:value-type="float">
            <text:p>64,01</text:p>
          </table:table-cell>
          <table:table-cell office:value-type="float" office:value="49712.13623" calcext:value-type="float">
            <text:p>49712,13623</text:p>
          </table:table-cell>
          <table:table-cell table:formula="of:=[.Y24]-[.Y5]" office:value-type="float" office:value="0.000241599999999953" calcext:value-type="float">
            <text:p>0,0002416</text:p>
          </table:table-cell>
          <table:table-cell table:formula="of:=[.Z24]-[.Z5]" office:value-type="float" office:value="0.000351199999999996" calcext:value-type="float">
            <text:p>0,0003512</text:p>
          </table:table-cell>
          <table:table-cell table:number-columns-repeated="993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WAHR</text:p>
          </table:table-cell>
          <table:table-cell table:number-columns-repeated="16"/>
          <table:table-cell table:style-name="ce2" office:value-type="boolean" office:boolean-value="true" calcext:value-type="boolean">
            <text:p>WAHR</text:p>
          </table:table-cell>
          <table:table-cell table:number-columns-repeated="4"/>
          <table:table-cell office:value-type="float" office:value="0.8614191" calcext:value-type="float">
            <text:p>0,8614191</text:p>
          </table:table-cell>
          <table:table-cell office:value-type="float" office:value="0.2759899" calcext:value-type="float">
            <text:p>0,2759899</text:p>
          </table:table-cell>
          <table:table-cell office:value-type="float" office:value="332" calcext:value-type="float">
            <text:p>332</text:p>
          </table:table-cell>
          <table:table-cell office:value-type="float" office:value="45.66" calcext:value-type="float">
            <text:p>45,66</text:p>
          </table:table-cell>
          <table:table-cell office:value-type="float" office:value="49577.10276" calcext:value-type="float">
            <text:p>49577,10276</text:p>
          </table:table-cell>
          <table:table-cell table:formula="of:=[.Y25]-[.Y5]" office:value-type="float" office:value="0.00118909999999994" calcext:value-type="float">
            <text:p>0,0011891</text:p>
          </table:table-cell>
          <table:table-cell table:formula="of:=[.Z25]-[.Z5]" office:value-type="float" office:value="0.0066599" calcext:value-type="float">
            <text:p>0,0066599</text:p>
          </table:table-cell>
          <table:table-cell table:number-columns-repeated="993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WAHR</text:p>
          </table:table-cell>
          <table:table-cell table:number-columns-repeated="17"/>
          <table:table-cell table:style-name="ce2" office:value-type="boolean" office:boolean-value="true" calcext:value-type="boolean">
            <text:p>WAHR</text:p>
          </table:table-cell>
          <table:table-cell table:number-columns-repeated="3"/>
          <table:table-cell office:value-type="float" office:value="0.8657047" calcext:value-type="float">
            <text:p>0,8657047</text:p>
          </table:table-cell>
          <table:table-cell office:value-type="float" office:value="0.3006439" calcext:value-type="float">
            <text:p>0,3006439</text:p>
          </table:table-cell>
          <table:table-cell office:value-type="float" office:value="360" calcext:value-type="float">
            <text:p>360</text:p>
          </table:table-cell>
          <table:table-cell office:value-type="float" office:value="49.49" calcext:value-type="float">
            <text:p>49,49</text:p>
          </table:table-cell>
          <table:table-cell office:value-type="float" office:value="46572.29013" calcext:value-type="float">
            <text:p>46572,29013</text:p>
          </table:table-cell>
          <table:table-cell table:formula="of:=[.Y26]-[.Y5]" office:value-type="float" office:value="0.00547469999999994" calcext:value-type="float">
            <text:p>0,0054747</text:p>
          </table:table-cell>
          <table:table-cell table:formula="of:=[.Z26]-[.Z5]" office:value-type="float" office:value="0.0313138999999999" calcext:value-type="float">
            <text:p>0,0313139</text:p>
          </table:table-cell>
          <table:table-cell table:number-columns-repeated="993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WAHR</text:p>
          </table:table-cell>
          <table:table-cell table:number-columns-repeated="19"/>
          <table:table-cell table:style-name="ce2" office:value-type="boolean" office:boolean-value="true" calcext:value-type="boolean">
            <text:p>WAHR</text:p>
          </table:table-cell>
          <table:table-cell table:number-columns-repeated="6"/>
          <table:table-cell table:formula="of:=[.Y27]-[.Y5]" office:value-type="float" office:value="-0.86023" calcext:value-type="float">
            <text:p>-0,86023</text:p>
          </table:table-cell>
          <table:table-cell table:formula="of:=[.Z27]-[.Z5]" office:value-type="float" office:value="-0.26933" calcext:value-type="float">
            <text:p>-0,26933</text:p>
          </table:table-cell>
          <table:table-cell table:number-columns-repeated="993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WAHR</text:p>
          </table:table-cell>
          <table:table-cell table:number-columns-repeated="20"/>
          <table:table-cell table:style-name="ce2" office:value-type="boolean" office:boolean-value="true" calcext:value-type="boolean">
            <text:p>WAHR</text:p>
          </table:table-cell>
          <table:table-cell table:number-columns-repeated="5"/>
          <table:table-cell table:formula="of:=[.Y28]-[.Y5]" office:value-type="float" office:value="-0.86023" calcext:value-type="float">
            <text:p>-0,86023</text:p>
          </table:table-cell>
          <table:table-cell table:formula="of:=[.Z28]-[.Z5]" office:value-type="float" office:value="-0.26933" calcext:value-type="float">
            <text:p>-0,26933</text:p>
          </table:table-cell>
          <table:table-cell table:number-columns-repeated="993"/>
        </table:table-row>
        <table:table-row table:style-name="ro1">
          <table:table-cell table:number-columns-repeated="29"/>
          <table:table-cell table:formula="of:=[.Y29]-[.Y5]" office:value-type="float" office:value="-0.86023" calcext:value-type="float">
            <text:p>-0,86023</text:p>
          </table:table-cell>
          <table:table-cell table:formula="of:=[.Z29]-[.Z5]" office:value-type="float" office:value="-0.26933" calcext:value-type="float">
            <text:p>-0,26933</text:p>
          </table:table-cell>
          <table:table-cell table:number-columns-repeated="993"/>
        </table:table-row>
        <table:table-row table:style-name="ro1">
          <table:table-cell table:number-columns-repeated="29"/>
          <table:table-cell table:formula="of:=[.Y30]-[.Y5]" office:value-type="float" office:value="-0.86023" calcext:value-type="float">
            <text:p>-0,86023</text:p>
          </table:table-cell>
          <table:table-cell table:formula="of:=[.Z30]-[.Z5]" office:value-type="float" office:value="-0.26933" calcext:value-type="float">
            <text:p>-0,26933</text:p>
          </table:table-cell>
          <table:table-cell table:number-columns-repeated="99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0.00.0000</text:date>, <text:time style:data-style-name="N2" text:time-value="16:19:05.768939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6:19:05.844911562</meta:creation-date>
    <meta:editing-duration>PT8M4S</meta:editing-duration>
    <meta:editing-cycles>2</meta:editing-cycles>
    <meta:generator>LibreOffice/5.1.6.2$Linux_X86_64 LibreOffice_project/10m0$Build-2</meta:generator>
    <dc:date>2019-01-08T16:37:21.366037016</dc:date>
    <meta:document-statistic meta:table-count="1" meta:cell-count="343" meta:object-count="0"/>
  </office:meta>
</office:document-meta>
</file>